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2f9037"/>
    </style:style>
    <style:style style:name="P5" style:family="paragraph" style:parent-style-name="Standard">
      <style:text-properties officeooo:paragraph-rsid="0036b5e1"/>
    </style:style>
    <style:style style:name="P6" style:family="paragraph" style:parent-style-name="Table_20_Contents">
      <style:text-properties officeooo:paragraph-rsid="0036b5e1"/>
    </style:style>
    <style:style style:name="P7" style:family="paragraph" style:parent-style-name="Standard">
      <style:paragraph-properties fo:text-align="justify" style:justify-single-word="false"/>
      <style:text-properties fo:color="#212121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8" style:family="paragraph" style:parent-style-name="Standard">
      <style:text-properties fo:color="#757575" officeooo:rsid="001cd9e1" officeooo:paragraph-rsid="001cd9e1"/>
    </style:style>
    <style:style style:name="P9" style:family="paragraph" style:parent-style-name="Standard">
      <style:text-properties fo:color="#757575" style:text-underline-style="solid" style:text-underline-width="auto" style:text-underline-color="font-color" officeooo:rsid="001cd9e1" officeooo:paragraph-rsid="001cd9e1"/>
    </style:style>
    <style:style style:name="P10" style:family="paragraph" style:parent-style-name="Standard">
      <style:paragraph-properties fo:text-align="justify" style:justify-single-word="false"/>
      <style:text-properties fo:color="#757575" style:text-underline-style="none" fo:font-weight="bold" officeooo:rsid="0021ecd2" officeooo:paragraph-rsid="0021ecd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757575" style:text-underline-style="none" fo:font-weight="bold" officeooo:rsid="0021ecd2" officeooo:paragraph-rsid="002db3d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757575" style:text-underline-style="none" fo:font-weight="normal" officeooo:rsid="0021ecd2" officeooo:paragraph-rsid="002db3dd" style:font-weight-asian="normal" style:font-weight-complex="normal"/>
    </style:style>
    <style:style style:name="P13" style:family="paragraph" style:parent-style-name="Standard">
      <style:paragraph-properties fo:line-height="150%" fo:text-align="end" style:justify-single-word="false"/>
      <style:text-properties fo:color="#757575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757575"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Heading">
      <style:text-properties fo:color="#212121" officeooo:rsid="00b9325d" officeooo:paragraph-rsid="00b9325d" fo:background-color="transparent"/>
    </style:style>
    <style:style style:name="P16" style:family="paragraph" style:parent-style-name="Table_20_Heading">
      <style:text-properties fo:color="#212121" officeooo:rsid="003df831" officeooo:paragraph-rsid="003df831" fo:background-color="transparent"/>
    </style:style>
    <style:style style:name="P17" style:family="paragraph" style:parent-style-name="Table_20_Heading">
      <style:text-properties fo:color="#212121" officeooo:rsid="004ae991" officeooo:paragraph-rsid="004ae991" fo:background-color="transparent"/>
    </style:style>
    <style:style style:name="P18" style:family="paragraph" style:parent-style-name="Table_20_Contents">
      <style:text-properties fo:color="#757575" fo:font-size="10pt" style:text-underline-style="none" officeooo:rsid="00390238" officeooo:paragraph-rsid="00390238" fo:background-color="transparen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757575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757575" fo:font-size="10pt" officeooo:rsid="001812ca" officeooo:paragraph-rsid="0036b5e1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color="#757575"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color="#757575" fo:font-size="10pt" officeooo:rsid="006ef9c9" officeooo:paragraph-rsid="006ef9c9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color="#757575" fo:font-size="10pt" officeooo:rsid="0052b304" officeooo:paragraph-rsid="0052b304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color="#757575" fo:font-size="10pt" officeooo:rsid="0052b304" officeooo:paragraph-rsid="00a0e313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fo:color="#212121" fo:font-size="10pt" fo:font-weight="bold" officeooo:paragraph-rsid="00a0e313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212121" fo:font-size="10pt" fo:font-weight="bold" officeooo:rsid="00a0e313" officeooo:paragraph-rsid="00a0e313" style:font-size-asian="10pt" style:font-weight-asian="bold" style:font-size-complex="10pt" style:font-weight-complex="bold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be5c84" style:font-size-asian="10pt" style:font-size-complex="10pt"/>
    </style:style>
    <style:style style:name="T8" style:family="text">
      <style:text-properties officeooo:rsid="00b3ce29"/>
    </style:style>
    <style:style style:name="T9" style:family="text">
      <style:text-properties officeooo:rsid="00b681f4"/>
    </style:style>
    <style:style style:name="T10" style:family="text">
      <style:text-properties fo:color="#757575" fo:font-size="10pt" style:font-size-asian="10pt" style:font-size-complex="10pt"/>
    </style:style>
    <style:style style:name="T11" style:family="text">
      <style:text-properties fo:color="#757575" fo:font-size="10pt" officeooo:rsid="00be5c84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o.number" text:name="py3o.o.number"/>
        <text:user-field-decl office:value-type="string" office:string-value="o.date_invoice" text:name="py3o.o.date_invoice"/>
        <text:user-field-decl office:value-type="string" office:string-value="line.product_id.name" text:name="py3o.line.product_id.name"/>
        <text:user-field-decl office:value-type="string" office:string-value="line.name" text:name="py3o.line.name"/>
        <text:user-field-decl office:value-type="string" office:string-value="line.quantity" text:name="py3o.line.quantity"/>
        <text:user-field-decl office:value-type="string" office:string-value="o.currency_id.symbol" text:name="py3o.o.currency_id.symbol"/>
        <text:user-field-decl office:value-type="string" office:string-value="o.amount_untaxed" text:name="py3o.o.amount_untaxed"/>
        <text:user-field-decl office:value-type="string" office:string-value="o.amount_tax" text:name="py3o.o.amount_tax"/>
        <text:user-field-decl office:value-type="string" office:string-value="o.amount_total" text:name="py3o.o.amount_total"/>
      </text:user-field-decls>
      <text:p text:style-name="P8"><text:user-field-get text:name="py3o.o.company_id.name">o.company_id.name</text:user-field-get></text:p>
      <text:p text:style-name="P8"><text:user-field-get text:name="py3o.o.company_id.street">o.company_id.street</text:user-field-get></text:p>
      <text:p text:style-name="P8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9"><text:user-field-get text:name="py3o.o.company_id.country_id.name">o.company_id.country_id.name</text:user-field-get></text:p>
      <text:p text:style-name="P9"/>
      <text:p text:style-name="P10">Invoicing and shipping address:<text:tab/><text:tab/><text:span text:style-name="T4"><text:user-field-get text:name="py3o.o.partner_id.name">o.partner_id.name</text:user-field-get></text:span><text:span text:style-name="T4">,</text:span></text:p>
      <text:p text:style-name="P11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12"/>
      <text:p text:style-name="P7"><text:span text:style-name="T8">Invoice</text:span> # <text:user-field-get text:name="py3o.o.number">o.number</text:user-field-get></text:p>
      <text:p text:style-name="P1"/>
      <text:p text:style-name="P2">Date <text:span text:style-name="T9">Invoice</text:span>:<text:tab/><text:tab/><text:tab/>Salesperson:</text:p>
      <text:p text:style-name="P4"><text:span text:style-name="T2"><text:user-field-get text:name="py3o.o.date_invoice">o.date_invoice</text:user-field-get></text:span><text:span text:style-name="T3"><text:tab/><text:tab/><text:tab/></text:span><text:span text:style-name="T2"><text:user-field-get text:name="py3o.o.user_id.name">o.user_id.name</text:user-field-get></text:span></text:p>
      <text:p text:style-name="P2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Product</text:p>
            </table:table-cell>
            <table:table-cell table:style-name="Tableau1.A1" office:value-type="string">
              <text:p text:style-name="P15">Description</text:p>
            </table:table-cell>
            <table:table-cell table:style-name="Tableau1.A1" office:value-type="string">
              <text:p text:style-name="P16">Quantity</text:p>
            </table:table-cell>
            <table:table-cell table:style-name="Tableau1.A1" office:value-type="string">
              <text:p text:style-name="P16">Unit Price</text:p>
            </table:table-cell>
            <table:table-cell table:style-name="Tableau1.A1" office:value-type="string">
              <text:p text:style-name="P17">Taxes</text:p>
            </table:table-cell>
            <table:table-cell table:style-name="Tableau1.F1" office:value-type="string">
              <text:p text:style-name="P17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6"><text:a xlink:type="simple" xlink:href="py3o://for=%22line%20in%20o.invoice_line_ids%22" text:style-name="Internet_20_link" text:visited-style-name="Visited_20_Internet_20_Link"><text:span text:style-name="T11">for="line in o.invoice_line_id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8"><text:user-field-get text:name="py3o.line.product_id.name">line.product_id.name</text:user-field-get></text:p>
          </table:table-cell>
          <table:table-cell table:style-name="Tableau1.B3" office:value-type="string">
            <text:p text:style-name="P19"><text:user-field-get text:name="py3o.line.name">line.name</text:user-field-get></text:p>
          </table:table-cell>
          <table:table-cell table:style-name="Tableau1.C3" office:value-type="string">
            <text:p text:style-name="P20"><text:user-field-get text:name="py3o.line.quantity">line.quantity</text:user-field-get></text:p>
          </table:table-cell>
          <table:table-cell table:style-name="Tableau1.D3" office:value-type="string">
            <text:p text:style-name="P21"><text:user-field-get text:name="py3o.line.price_unit">line.price_unit</text:user-field-get></text:p>
          </table:table-cell>
          <table:table-cell table:style-name="Tableau1.E3" office:value-type="string">
            <text:p text:style-name="P14"/>
          </table:table-cell>
          <table:table-cell table:style-name="Tableau1.F3" office:value-type="string">
            <text:p text:style-name="P22"><text:user-field-get text:name="py3o.o.currency_id.symbol">o.currency_id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6"><text:a xlink:type="simple" xlink:href="py3o:///for" text:style-name="Internet_20_link" text:visited-style-name="Visited_20_Internet_20_Link"><text:span text:style-name="T10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25"><text:span text:style-name="T5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23"><text:user-field-get text:name="py3o.o.currency_id.symbol">o.currency_id.symbol</text:user-field-get> <text:user-field-get text:name="py3o.o.amount_untaxed">o.amount_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6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23"><text:user-field-get text:name="py3o.o.currency_id.symbol">o.currency_id.symbol</text:user-field-get> <text:user-field-get text:name="py3o.o.amount_tax">o.amount_tax</text:user-field-get></text:p>
          </table:table-cell>
        </table:table-row>
        <table:table-row>
          <table:table-cell table:style-name="Tableau1.A7" table:number-columns-spanned="5" office:value-type="string">
            <text:p text:style-name="P26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24"><text:user-field-get text:name="py3o.o.currency_id.symbol">o.currency_id.symbol</text:user-field-get> <text:user-field-get text:name="py3o.o.amount_total">o.amount_total</text:user-field-ge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757575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ml_header1">o.company_id.rml_header1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4.2$Linux_X86_64 LibreOffice_project/10m0$Build-2</meta:generator>
    <dc:date>2017-04-04T22:42:59.485298726</dc:date>
    <meta:editing-duration>P2DT7H18M13S</meta:editing-duration>
    <meta:editing-cycles>157</meta:editing-cycles>
    <meta:document-statistic meta:table-count="1" meta:image-count="1" meta:object-count="0" meta:page-count="1" meta:paragraph-count="30" meta:word-count="55" meta:character-count="669" meta:non-whitespace-character-count="639"/>
  </office:meta>
</office:document-meta>
</file>